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4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33ff99"/>
    </style:style>
    <style:style style:name="ce1" style:family="table-cell" style:parent-style-name="Default">
      <style:table-cell-properties fo:background-color="#33ff99"/>
      <style:text-properties style:text-position="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Сlassifi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groups, as :groupabl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catalog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offers</text:p>
          </table:table-cell>
          <table:table-cell table:style-name="ce1"/>
          <table:table-cell/>
        </table:table-row>
      </table:table>
      <table:table table:name="Catalog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Группы товаров в 1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owner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duct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 table:style-name="ce3"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Штрихкод</text:p>
          </table:table-cell>
          <table:table-cell/>
        </table:table-row>
        <table:table-row table:style-name="ro1">
          <table:table-cell office:value-type="string" calcext:value-type="string">
            <text:p>vendor_code</text:p>
          </table:table-cell>
          <table:table-cell office:value-type="string" calcext:value-type="string">
            <text:p>Артикул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uni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ссылка на картинку</text:p>
          </table:table-cell>
          <table:table-cell/>
        </table:table-row>
        <table:table-row table:style-name="ro1">
          <table:table-cell office:value-type="string" calcext:value-type="string">
            <text:p>catalog_id </text:p>
          </table:table-cell>
          <table:table-cell office:value-type="string" calcext:value-type="string">
            <text:p>связь с каталогом (группа товара)</text:p>
          </table:table-cell>
          <table:table-cell/>
        </table:table-row>
        <table:table-row table:style-name="ro1">
          <table:table-cell office:value-type="string" calcext:value-type="string">
            <text:p>type_product</text:p>
          </table:table-cell>
          <table:table-cell office:value-type="string" calcext:value-type="string">
            <text:p>Вид номенклатуры</text:p>
          </table:table-cell>
          <table:table-cell/>
        </table:table-row>
        <table:table-row table:style-name="ro1">
          <table:table-cell office:value-type="string" calcext:value-type="string">
            <text:p>type_nomenclature</text:p>
          </table:table-cell>
          <table:table-cell office:value-type="string" calcext:value-type="string">
            <text:p>Тип номенклатуры</text:p>
          </table:table-cell>
          <table:table-cell/>
        </table:table-row>
        <table:table-row table:style-name="ro1">
          <table:table-cell office:value-type="string" calcext:value-type="string">
            <text:p>image_id</text:p>
          </table:table-cell>
          <table:table-cell office:value-type="string" calcext:value-type="string">
            <text:p>ссылка на таблицу картинок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2"/>belongs_to :unit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belongs_to :catalog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and_belongs_to_many :group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duct_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erties, through: :product_properties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<text:s text:c="2"/>has_many :requisit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#has_and_belongs_to_many :product_attribut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osal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duct_imag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and_belongs_to_many :handbooks</text:p>
          </table:table-cell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product_tax_val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erties, through: :product_tax_value</text:p>
          </table:table-cell>
          <table:table-cell table:style-name="ce1" table:number-columns-repeated="2"/>
        </table:table-row>
      </table:table>
      <table:table table:name="Un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ull_name</text:p>
          </table:table-cell>
          <table:table-cell/>
        </table:table-row>
        <table:table-row table:style-name="ro1">
          <table:table-cell office:value-type="string" calcext:value-type="string">
            <text:p>intern_cut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/>
        </table:table-row>
      </table:table>
      <table:table table:name="product_property" table:style-name="ta1">
        <table:table-column table:style-name="co1" table:number-columns-repeated="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>
          <table:table-cell office:value-type="string" calcext:value-type="string">
            <text:p>property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Requisit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</table:table>
      <table:table table:name="Attribu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attribute_value</text:p>
          </table:table-cell>
          <table:table-cell table:style-name="ce2" table:number-columns-repeated="2"/>
        </table:table-row>
      </table:table>
      <table:table table:name="Attribute_valu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ribute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attribute</text:p>
          </table:table-cell>
          <table:table-cell table:style-name="ce2"/>
        </table:table-row>
      </table:table>
      <table:table table:name="Attributes_Products" table:style-name="ta1">
        <table:table-column table:style-name="co1" table:default-cell-style-name="Default"/>
        <table:table-row table:style-name="ro1">
          <table:table-cell office:value-type="string" calcext:value-type="string">
            <text:p>attribut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Оwner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fficial_name</text:p>
          </table:table-cell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>
          <table:table-cell office:value-type="string" calcext:value-type="string">
            <text:p>name_type</text:p>
          </table:table-cell>
          <table:table-cell office:value-type="string" calcext:value-type="string">
            <text:p>Наименование тип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Представление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инн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 office:value-type="string" calcext:value-type="string">
            <text:p>КПП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catalog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has_many :classifi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ayment_account</text:p>
          </table:table-cell>
          <table:table-cell table:style-name="ce2"/>
          <table:table-cell/>
        </table:table-row>
      </table:table>
      <table:table table:name="Bank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yment_account_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rrespondent_account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БИК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locality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ayment_account</text:p>
          </table:table-cell>
          <table:table-cell table:style-name="ce2"/>
        </table:table-row>
      </table:table>
      <table:table table:name="payment_account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yment_accou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wner_i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has_one :bank</text:p>
          </table:table-cell>
        </table:table-row>
        <table:table-row table:style-name="ro1">
          <table:table-cell table:style-name="ce1" office:value-type="string" calcext:value-type="string">
            <text:p>belongs_to :owner</text:p>
          </table:table-cell>
        </table:table-row>
      </table:table>
      <table:table table:name="Group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s_and_belongs_to_many :produc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groupable, polymorphic: tr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groups, as :groupable</text:p>
          </table:table-cell>
          <table:table-cell table:style-name="ce1" table:number-columns-repeated="2"/>
        </table:table-row>
      </table:table>
      <table:table table:name="Property" table:style-name="ta1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Значение (Строка (по умолчанию), Число, <text:s/>ДатаВремя, Справочник) <text:s/>если Справочник то смотрим в таблицу Handbook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handbook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products, through: :product_property</text:p>
          </table:table-cell>
          <table:table-cell table:style-name="ce1" table:number-columns-repeated="2"/>
        </table:table-row>
      </table:table>
      <table:table table:name="Handbook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Значение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perties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Group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oup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off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y_change</text:p>
          </table:table-cell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lassifier_id</text:p>
          </table:table-cell>
          <table:table-cell/>
        </table:table-row>
        <table:table-row table:style-name="ro1">
          <table:table-cell office:value-type="string" calcext:value-type="string">
            <text:p>catalog_id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4" office:value-type="string" calcext:value-type="string">
            <text:p>belongs_to :classifier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belongs_to :catalog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belongs_to :owner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has_many :price_type</text:p>
          </table:table-cell>
          <table:table-cell table:style-name="ce4"/>
        </table:table-row>
      </table:table>
      <table:table table:name="Product_Tax_Valu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tax_id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  <table:table-row table:style-name="ro1">
          <table:table-cell office:value-type="string" calcext:value-type="string">
            <text:p>belongs_to :tax</text:p>
          </table:table-cell>
        </table:table-row>
      </table:table>
      <table:table table:name="Tax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 налог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has_many :product_tax_valu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<text:s text:c="2"/>has_many :properties, through: :product_tax_valu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has_many :price_type</text:p>
          </table:table-cell>
          <table:table-cell table:style-name="ce1" table:number-columns-repeated="3"/>
        </table:table-row>
      </table:table>
      <table:table table:name="price_typ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string" calcext:value-type="string">
            <text:p>tax_id</text:p>
          </table:table-cell>
          <table:table-cell/>
        </table:table-row>
        <table:table-row table:style-name="ro1">
          <table:table-cell office:value-type="string" calcext:value-type="string">
            <text:p>into_amount</text:p>
          </table:table-cell>
          <table:table-cell office:value-type="string" calcext:value-type="string">
            <text:p>УчтеноВСумме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ta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s_many :price</text:p>
          </table:table-cell>
          <table:table-cell table:style-name="ce1"/>
        </table:table-row>
      </table:table>
      <table:table table:name="Price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ce_type_id</text:p>
          </table:table-cell>
          <table:table-cell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Представление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ЦенаЗаЕдиницу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proposal_id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price_type</text:p>
          </table:table-cell>
          <table:table-cell table:style-name="ce2"/>
        </table:table-row>
        <table:table-row table:style-name="ro1">
          <table:table-cell office:value-type="string" calcext:value-type="string">
            <text:p>belongs_to :proposal</text:p>
          </table:table-cell>
          <table:table-cell/>
        </table:table-row>
      </table:table>
      <table:table table:name="propos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  <table:table-row table:style-name="ro1">
          <table:table-cell table:style-name="ce1" office:value-type="string" calcext:value-type="string">
            <text:p>has_many :storeges, through: :proposals_storages</text:p>
          </table:table-cell>
        </table:table-row>
        <table:table-row table:style-name="ro1">
          <table:table-cell office:value-type="string" calcext:value-type="string">
            <text:p>has_many :prices</text:p>
          </table:table-cell>
        </table:table-row>
      </table:table>
      <table:table table:name="storag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has_many :proposals, through: :proposals_storages</text:p>
          </table:table-cell>
        </table:table-row>
      </table:table>
      <table:table table:name="proposals_storag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posal_id</text:p>
          </table:table-cell>
          <table:table-cell/>
        </table:table-row>
        <table:table-row table:style-name="ro1">
          <table:table-cell office:value-type="string" calcext:value-type="string">
            <text:p>storage_id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osa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storage</text:p>
          </table:table-cell>
          <table:table-cell table:style-name="ce1"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</table:table>
      <table:table table:name="product_imag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nk_imag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1" office:value-type="string" calcext:value-type="string">
            <text:p>belomgs_to :product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0:08:08.996733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6-30T12:57:58.452757353</meta:creation-date>
    <meta:generator>LibreOffice/5.0.3.2$Linux_X86_64 LibreOffice_project/00m0$Build-2</meta:generator>
    <dc:date>2016-07-06T11:09:28.949278553</dc:date>
    <meta:editing-duration>PT23H25M23S</meta:editing-duration>
    <meta:editing-cycles>225</meta:editing-cycles>
    <dc:creator>Artem </dc:creator>
    <meta:document-statistic meta:table-count="25" meta:cell-count="215" meta:object-count="0"/>
  </office:meta>
</office:document-meta>
</file>